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801cm" table:align="left"/>
    </style:style>
    <style:style style:name="Table1.A" style:family="table-column">
      <style:table-column-properties style:column-width="2.494cm"/>
    </style:style>
    <style:style style:name="Table1.B" style:family="table-column">
      <style:table-column-properties style:column-width="3.799cm"/>
    </style:style>
    <style:style style:name="Table1.C" style:family="table-column">
      <style:table-column-properties style:column-width="2.108cm"/>
    </style:style>
    <style:style style:name="Table1.D" style:family="table-column">
      <style:table-column-properties style:column-width="1.199cm"/>
    </style:style>
    <style:style style:name="Table1.E" style:family="table-column">
      <style:table-column-properties style:column-width="7.2cm"/>
    </style:style>
    <style:style style:name="Table1.1" style:family="table-row">
      <style:table-row-properties style:min-row-height="0.605cm" fo:background-color="#ffff99">
        <style:background-image/>
      </style:table-row-properties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fo:background-color="#99ff66">
        <style:background-image/>
      </style:table-row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#99ff66">
        <style:background-image/>
      </style:table-row-properties>
    </style:style>
    <style:style style:name="Table1.4" style:family="table-row">
      <style:table-row-properties fo:background-color="#ffff99">
        <style:background-image/>
      </style:table-row-properties>
    </style:style>
    <style:style style:name="Table1.5" style:family="table-row">
      <style:table-row-properties fo:background-color="#ffff99">
        <style:background-image/>
      </style:table-row-properties>
    </style:style>
    <style:style style:name="Table2" style:family="table">
      <style:table-properties style:width="4.706cm" table:align="left"/>
    </style:style>
    <style:style style:name="Table2.A" style:family="table-column">
      <style:table-column-properties style:column-width="4.706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3.401cm"/>
    </style:style>
    <style:style style:name="Table3.C" style:family="table-column">
      <style:table-column-properties style:column-width="2.593cm"/>
    </style:style>
    <style:style style:name="Table3.D" style:family="table-column">
      <style:table-column-properties style:column-width="2.815cm"/>
    </style:style>
    <style:style style:name="Table3.E" style:family="table-column">
      <style:table-column-properties style:column-width="4.8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29f0" officeooo:paragraph-rsid="001b29f0"/>
    </style:style>
    <style:style style:name="P2" style:family="paragraph" style:parent-style-name="Standard">
      <style:text-properties fo:font-weight="bold" officeooo:rsid="001d7e1e" officeooo:paragraph-rsid="001d7e1e" style:font-weight-asian="bold" style:font-weight-complex="bold"/>
    </style:style>
    <style:style style:name="P3" style:family="paragraph" style:parent-style-name="Standard">
      <style:text-properties fo:font-weight="bold" officeooo:rsid="001fdfd9" officeooo:paragraph-rsid="001fdfd9" style:font-weight-asian="bold" style:font-weight-complex="bold"/>
    </style:style>
    <style:style style:name="P4" style:family="paragraph" style:parent-style-name="Standard">
      <style:text-properties fo:font-weight="bold" officeooo:rsid="002094eb" officeooo:paragraph-rsid="002094eb" style:font-weight-asian="bold" style:font-weight-complex="bold"/>
    </style:style>
    <style:style style:name="P5" style:family="paragraph" style:parent-style-name="Standard">
      <style:text-properties fo:font-weight="bold" officeooo:rsid="0028bb10" officeooo:paragraph-rsid="0028bb10" style:font-weight-asian="bold" style:font-weight-complex="bold"/>
    </style:style>
    <style:style style:name="P6" style:family="paragraph" style:parent-style-name="Standard">
      <style:text-properties fo:font-weight="normal" officeooo:rsid="001fdfd9" officeooo:paragraph-rsid="001fdfd9" style:font-weight-asian="normal" style:font-weight-complex="normal"/>
    </style:style>
    <style:style style:name="P7" style:family="paragraph" style:parent-style-name="Standard">
      <style:text-properties fo:font-weight="normal" officeooo:rsid="0028bb10" officeooo:paragraph-rsid="0028bb10" style:font-weight-asian="normal" style:font-weight-complex="normal"/>
    </style:style>
    <style:style style:name="P8" style:family="paragraph" style:parent-style-name="Standard">
      <style:text-properties officeooo:rsid="002592cf" officeooo:paragraph-rsid="002592cf"/>
    </style:style>
    <style:style style:name="P9" style:family="paragraph" style:parent-style-name="Table_20_Contents">
      <style:text-properties officeooo:rsid="001d7e1e" officeooo:paragraph-rsid="001d7e1e"/>
    </style:style>
    <style:style style:name="P10" style:family="paragraph" style:parent-style-name="Table_20_Contents">
      <style:paragraph-properties fo:text-align="center" style:justify-single-word="false"/>
      <style:text-properties officeooo:rsid="001d7e1e" officeooo:paragraph-rsid="001d7e1e"/>
    </style:style>
    <style:style style:name="P11" style:family="paragraph" style:parent-style-name="Table_20_Contents">
      <style:text-properties officeooo:rsid="001f0c67" officeooo:paragraph-rsid="001f0c67"/>
    </style:style>
    <style:style style:name="P12" style:family="paragraph" style:parent-style-name="Table_20_Contents">
      <style:text-properties officeooo:rsid="00201847" officeooo:paragraph-rsid="00201847"/>
    </style:style>
    <style:style style:name="P13" style:family="paragraph" style:parent-style-name="Table_20_Contents">
      <style:text-properties officeooo:rsid="0023aac8" officeooo:paragraph-rsid="0023aac8"/>
    </style:style>
    <style:style style:name="P14" style:family="paragraph" style:parent-style-name="Table_20_Contents">
      <style:paragraph-properties fo:text-align="center" style:justify-single-word="false"/>
      <style:text-properties officeooo:rsid="0023db70" officeooo:paragraph-rsid="0023db70"/>
    </style:style>
    <style:style style:name="P15" style:family="paragraph" style:parent-style-name="Standard">
      <style:text-properties fo:font-weight="normal" officeooo:rsid="0028bb10" officeooo:paragraph-rsid="0028bb10" style:font-weight-asian="normal" style:font-weight-complex="normal"/>
    </style:style>
    <style:style style:name="P16" style:family="paragraph" style:parent-style-name="Standard">
      <style:text-properties fo:font-weight="normal" officeooo:rsid="0028bb10" officeooo:paragraph-rsid="002c2aba" style:font-weight-asian="normal" style:font-weight-complex="normal"/>
    </style:style>
    <style:style style:name="P17" style:family="paragraph" style:parent-style-name="Standard">
      <style:text-properties fo:font-weight="normal" officeooo:rsid="0028bb10" officeooo:paragraph-rsid="003c287d" style:font-weight-asian="normal" style:font-weight-complex="normal"/>
    </style:style>
    <style:style style:name="P18" style:family="paragraph" style:parent-style-name="Standard">
      <style:text-properties fo:font-weight="normal" officeooo:rsid="002b5494" officeooo:paragraph-rsid="002b5494" style:font-weight-asian="normal" style:font-weight-complex="normal"/>
    </style:style>
    <style:style style:name="P19" style:family="paragraph" style:parent-style-name="Standard">
      <style:text-properties fo:font-weight="normal" officeooo:rsid="002c2aba" officeooo:paragraph-rsid="002c2aba" style:font-weight-asian="normal" style:font-weight-complex="normal"/>
    </style:style>
    <style:style style:name="P20" style:family="paragraph" style:parent-style-name="Standard">
      <style:text-properties fo:font-weight="normal" officeooo:rsid="002c2aba" officeooo:paragraph-rsid="003c287d" style:font-weight-asian="normal" style:font-weight-complex="normal"/>
    </style:style>
    <style:style style:name="P21" style:family="paragraph" style:parent-style-name="Standard">
      <style:text-properties fo:font-weight="normal" officeooo:rsid="002eac17" officeooo:paragraph-rsid="002eac17" style:font-weight-asian="normal" style:font-weight-complex="normal"/>
    </style:style>
    <style:style style:name="P22" style:family="paragraph" style:parent-style-name="Standard">
      <style:text-properties fo:font-weight="normal" officeooo:rsid="002eebf8" officeooo:paragraph-rsid="002eebf8" style:font-weight-asian="normal" style:font-weight-complex="normal"/>
    </style:style>
    <style:style style:name="P23" style:family="paragraph" style:parent-style-name="Standard">
      <style:text-properties fo:font-weight="normal" officeooo:rsid="002eebf8" officeooo:paragraph-rsid="003c287d" style:font-weight-asian="normal" style:font-weight-complex="normal"/>
    </style:style>
    <style:style style:name="P24" style:family="paragraph" style:parent-style-name="Standard">
      <style:text-properties fo:font-weight="normal" officeooo:rsid="0033bb8c" officeooo:paragraph-rsid="0033bb8c" style:font-weight-asian="normal" style:font-weight-complex="normal"/>
    </style:style>
    <style:style style:name="P25" style:family="paragraph" style:parent-style-name="Standard">
      <style:text-properties fo:font-weight="normal" officeooo:rsid="0034ddf1" officeooo:paragraph-rsid="0034ddf1" style:font-weight-asian="normal" style:font-weight-complex="normal"/>
    </style:style>
    <style:style style:name="P26" style:family="paragraph" style:parent-style-name="Standard">
      <style:text-properties fo:font-weight="normal" officeooo:rsid="0037c09a" officeooo:paragraph-rsid="0037c09a" style:font-weight-asian="normal" style:font-weight-complex="normal"/>
    </style:style>
    <style:style style:name="P27" style:family="paragraph" style:parent-style-name="Standard">
      <style:text-properties fo:font-weight="normal" officeooo:rsid="0039b794" officeooo:paragraph-rsid="0039b794" style:font-weight-asian="normal" style:font-weight-complex="normal"/>
    </style:style>
    <style:style style:name="P28" style:family="paragraph" style:parent-style-name="Standard">
      <style:text-properties fo:font-weight="normal" officeooo:rsid="003c287d" officeooo:paragraph-rsid="003c287d" style:font-weight-asian="normal" style:font-weight-complex="normal"/>
    </style:style>
    <style:style style:name="P29" style:family="paragraph" style:parent-style-name="Standard">
      <style:text-properties fo:font-weight="normal" officeooo:rsid="003cf7da" officeooo:paragraph-rsid="003cf7da" style:font-weight-asian="normal" style:font-weight-complex="normal"/>
    </style:style>
    <style:style style:name="P30" style:family="paragraph" style:parent-style-name="Standard">
      <style:text-properties fo:font-weight="normal" officeooo:rsid="003ea05e" officeooo:paragraph-rsid="003ea05e" style:font-weight-asian="normal" style:font-weight-complex="normal"/>
    </style:style>
    <style:style style:name="P31" style:family="paragraph" style:parent-style-name="Standard">
      <style:text-properties fo:font-weight="bold" officeooo:rsid="002b5494" officeooo:paragraph-rsid="002b5494" style:font-weight-asian="bold" style:font-weight-complex="bold"/>
    </style:style>
    <style:style style:name="P32" style:family="paragraph" style:parent-style-name="Standard">
      <style:text-properties fo:font-weight="bold" officeooo:rsid="0039b794" officeooo:paragraph-rsid="0039b794" style:font-weight-asian="bold" style:font-weight-complex="bold"/>
    </style:style>
    <style:style style:name="P33" style:family="paragraph" style:parent-style-name="Standard">
      <style:text-properties fo:font-weight="bold" officeooo:rsid="003ea05e" officeooo:paragraph-rsid="003ea05e" style:font-weight-asian="bold" style:font-weight-complex="bold"/>
    </style:style>
    <style:style style:name="P34" style:family="paragraph" style:parent-style-name="Standard">
      <style:text-properties fo:font-style="italic" fo:font-weight="bold" officeooo:rsid="003c287d" officeooo:paragraph-rsid="003c287d" style:font-style-asian="italic" style:font-weight-asian="bold" style:font-style-complex="italic" style:font-weight-complex="bold"/>
    </style:style>
    <style:style style:name="P35" style:family="paragraph" style:parent-style-name="Standard">
      <style:text-properties officeooo:rsid="002592cf" officeooo:paragraph-rsid="003eef52"/>
    </style:style>
    <style:style style:name="P36" style:family="paragraph" style:parent-style-name="Table_20_Contents">
      <style:text-properties officeooo:rsid="002eebf8" officeooo:paragraph-rsid="003c287d"/>
    </style:style>
    <style:style style:name="P37" style:family="paragraph" style:parent-style-name="Table_20_Contents">
      <style:text-properties officeooo:rsid="002f4604" officeooo:paragraph-rsid="003c287d"/>
    </style:style>
    <style:style style:name="P38" style:family="paragraph" style:parent-style-name="Table_20_Contents">
      <style:text-properties officeooo:rsid="00300740" officeooo:paragraph-rsid="003c287d"/>
    </style:style>
    <style:style style:name="P39" style:family="paragraph" style:parent-style-name="Table_20_Contents">
      <style:text-properties officeooo:rsid="0037c09a" officeooo:paragraph-rsid="003c287d"/>
    </style:style>
    <style:style style:name="P40" style:family="paragraph" style:parent-style-name="Table_20_Contents">
      <style:text-properties officeooo:paragraph-rsid="003c287d"/>
    </style:style>
    <style:style style:name="P41" style:family="paragraph" style:parent-style-name="Table_20_Contents">
      <style:text-properties officeooo:rsid="001d7e1e" officeooo:paragraph-rsid="001d7e1e"/>
    </style:style>
    <style:style style:name="P42" style:family="paragraph" style:parent-style-name="Table_20_Contents">
      <style:text-properties officeooo:rsid="001d7e1e" officeooo:paragraph-rsid="003eef52"/>
    </style:style>
    <style:style style:name="P43" style:family="paragraph" style:parent-style-name="Table_20_Contents">
      <style:text-properties officeooo:rsid="00201847" officeooo:paragraph-rsid="00201847"/>
    </style:style>
    <style:style style:name="P44" style:family="paragraph" style:parent-style-name="Table_20_Contents">
      <style:text-properties officeooo:rsid="00201847" officeooo:paragraph-rsid="003eef52"/>
    </style:style>
    <style:style style:name="P45" style:family="paragraph" style:parent-style-name="Table_20_Contents">
      <style:text-properties officeooo:rsid="001f0c67" officeooo:paragraph-rsid="001f0c67"/>
    </style:style>
    <style:style style:name="P46" style:family="paragraph" style:parent-style-name="Table_20_Contents">
      <style:text-properties officeooo:rsid="001fb76f" officeooo:paragraph-rsid="001fb76f"/>
    </style:style>
    <style:style style:name="P47" style:family="paragraph" style:parent-style-name="Table_20_Contents">
      <style:text-properties officeooo:rsid="001fb76f" officeooo:paragraph-rsid="003eef52"/>
    </style:style>
    <style:style style:name="T1" style:family="text">
      <style:text-properties officeooo:rsid="001f0c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7e1e" style:font-weight-asian="bold" style:font-weight-complex="bold"/>
    </style:style>
    <style:style style:name="T4" style:family="text">
      <style:text-properties fo:font-weight="bold" officeooo:rsid="002592cf" style:font-weight-asian="bold" style:font-weight-complex="bold"/>
    </style:style>
    <style:style style:name="T5" style:family="text">
      <style:text-properties fo:font-weight="bold" officeooo:rsid="003c287d" style:font-weight-asian="bold" style:font-weight-complex="bold"/>
    </style:style>
    <style:style style:name="T6" style:family="text">
      <style:text-properties officeooo:rsid="0021db10"/>
    </style:style>
    <style:style style:name="T7" style:family="text">
      <style:text-properties officeooo:rsid="00232b0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cda34"/>
    </style:style>
    <style:style style:name="T10" style:family="text">
      <style:text-properties officeooo:rsid="002eac17"/>
    </style:style>
    <style:style style:name="T11" style:family="text">
      <style:text-properties officeooo:rsid="002eebf8"/>
    </style:style>
    <style:style style:name="T12" style:family="text">
      <style:text-properties officeooo:rsid="00300740"/>
    </style:style>
    <style:style style:name="T13" style:family="text">
      <style:text-properties officeooo:rsid="0031aa1a"/>
    </style:style>
    <style:style style:name="T14" style:family="text">
      <style:text-properties officeooo:rsid="00331553"/>
    </style:style>
    <style:style style:name="T15" style:family="text">
      <style:text-properties officeooo:rsid="003336b5"/>
    </style:style>
    <style:style style:name="T16" style:family="text">
      <style:text-properties officeooo:rsid="003c287d"/>
    </style:style>
    <style:style style:name="T17" style:family="text">
      <style:text-properties officeooo:rsid="0040b8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Persistent.</text:span><text:span text:style-name="T4"> Fast. </text:span><text:span text:style-name="T3">Crash resistant </text:span><text:span text:style-name="T2">Queue format </text:span><text:s/></text:p>
      <text:p text:style-name="P1"/>
      <text:p text:style-name="P2">Header fil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0">version 64bits</text:p>
          </table:table-cell>
          <table:covered-table-cell/>
          <table:covered-table-cell/>
          <table:table-cell table:style-name="Table1.D1" table:number-columns-spanned="2" office:value-type="string">
            <text:p text:style-name="P14">Records Per Shard 64 bits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42">Crc32 <text:span text:style-name="T1">32 </text:span>bits</text:p>
          </table:table-cell>
          <table:table-cell table:style-name="Table1.A2" office:value-type="string">
            <text:p text:style-name="P44"><text:span text:style-name="T7">Even Push </text:span>I<text:span text:style-name="T6">D</text:span> 64 bits</text:p>
          </table:table-cell>
          <table:table-cell table:style-name="Table1.C2" table:number-columns-spanned="3" office:value-type="string">
            <text:p text:style-name="P47"><text:span text:style-name="T15">Push</text:span> Count 64 bits</text:p>
          </table:table-cell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42">Crc32 <text:span text:style-name="T1">32 </text:span>bits</text:p>
          </table:table-cell>
          <table:table-cell table:style-name="Table1.A2" office:value-type="string">
            <text:p text:style-name="P44"><text:span text:style-name="T7">Odd Push </text:span>I<text:span text:style-name="T6">D</text:span> 64 bits</text:p>
          </table:table-cell>
          <table:table-cell table:style-name="Table1.C2" table:number-columns-spanned="3" office:value-type="string">
            <text:p text:style-name="P47"><text:span text:style-name="T15">Push</text:span> Count 64 bits</text:p>
          </table:table-cell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9">Crc32 <text:span text:style-name="T1">32 </text:span>bits</text:p>
          </table:table-cell>
          <table:table-cell table:style-name="Table1.A2" office:value-type="string">
            <text:p text:style-name="P12"><text:span text:style-name="T7">Even Pop </text:span>I<text:span text:style-name="T6">D</text:span> 64 bits</text:p>
          </table:table-cell>
          <table:table-cell table:style-name="Table1.A2" table:number-columns-spanned="2" office:value-type="string">
            <text:p text:style-name="P11"><text:span text:style-name="T15">Pop</text:span> Count 64 bits</text:p>
          </table:table-cell>
          <table:covered-table-cell/>
          <table:table-cell table:style-name="Table1.C2" office:value-type="string">
            <text:p text:style-name="P11">Head Offset 64 bits</text:p>
          </table:table-cell>
        </table:table-row>
        <table:table-row table:style-name="Table1.5">
          <table:table-cell table:style-name="Table1.A2" office:value-type="string">
            <text:p text:style-name="P9">Crc32 <text:span text:style-name="T1">32 </text:span>bits</text:p>
          </table:table-cell>
          <table:table-cell table:style-name="Table1.A2" office:value-type="string">
            <text:p text:style-name="P12"><text:span text:style-name="T7">Odd Pop </text:span>I<text:span text:style-name="T6">D</text:span> 64 bits</text:p>
          </table:table-cell>
          <table:table-cell table:style-name="Table1.A2" table:number-columns-spanned="2" office:value-type="string">
            <text:p text:style-name="P11"><text:span text:style-name="T15">Pop</text:span> Count 64 bits</text:p>
          </table:table-cell>
          <table:covered-table-cell/>
          <table:table-cell table:style-name="Table1.C2" office:value-type="string">
            <text:p text:style-name="P11">Head Offset 64 bits</text:p>
          </table:table-cell>
        </table:table-row>
      </table:table>
      <text:p text:style-name="P35"/>
      <text:p text:style-name="P35">ID goes on incrementing both for push &amp; pop <text:span text:style-name="T17">independently</text:span>. </text:p>
      <text:p text:style-name="P8"/>
      <text:p text:style-name="P3">Data file</text:p>
      <text:p text:style-name="P3"/>
      <text:p text:style-name="P6">The data file is made up of records. The records are appended at the end of the file.</text:p>
      <text:p text:style-name="P6"/>
      <text:p text:style-name="P4">Record Format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13">Error Count 32 bits</text:p>
          </table:table-cell>
        </table:table-row>
        <table:table-row>
          <table:table-cell table:style-name="Table2.A2" office:value-type="string">
            <text:p text:style-name="P13">Expires 64 bits</text:p>
          </table:table-cell>
        </table:table-row>
        <table:table-row>
          <table:table-cell table:style-name="Table2.A2" office:value-type="string">
            <text:p text:style-name="P13">Data-Length 64 bits</text:p>
          </table:table-cell>
        </table:table-row>
        <table:table-row>
          <table:table-cell table:style-name="Table2.A2" office:value-type="string">
            <text:p text:style-name="P13">Data variable-length</text:p>
          </table:table-cell>
        </table:table-row>
      </table:table>
      <text:p text:style-name="P4"/>
      <text:p text:style-name="P5">Create Queue:</text:p>
      <text:p text:style-name="P7">Create a file named Qname.meta and Qname-0.data if not exists.</text:p>
      <text:p text:style-name="P7">Fill the Qname.meta with version and records per shard from the config.</text:p>
      <text:p text:style-name="P18">The rest of the bytes in the meta file must be 0s <text:span text:style-name="T11">and the crc32 equivalents of those zeros</text:span>.</text:p>
      <text:p text:style-name="P18"/>
      <text:p text:style-name="P32">Open Queue:</text:p>
      <text:p text:style-name="P27">First step is to open the Qname.meta file, Read it contents and decide the correct state of the queue and rollback if necessary. </text:p>
      <text:p text:style-name="P27"/>
      <text:p text:style-name="P28">Below is a condition table showing the various states that a meta file could be in. It also includes the results or the action that needs to be performed for those conditions.</text:p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6">Valid-even<text:span text:style-name="T12">CRC</text:span></text:p>
          </table:table-cell>
          <table:table-cell table:style-name="Table3.A1" office:value-type="string">
            <text:p text:style-name="P36">Valid-odd<text:span text:style-name="T12">CRC</text:span></text:p>
          </table:table-cell>
          <table:table-cell table:style-name="Table3.A1" office:value-type="string">
            <text:p text:style-name="P36">even<text:span text:style-name="T12">Id</text:span>&gt;odd<text:span text:style-name="T12">Id</text:span></text:p>
          </table:table-cell>
          <table:table-cell table:style-name="Table3.A1" office:value-type="string">
            <text:p text:style-name="P36">even==odd</text:p>
          </table:table-cell>
          <table:table-cell table:style-name="Table3.E1" office:value-type="string">
            <text:p text:style-name="P36">Result</text:p>
          </table:table-cell>
        </table:table-row>
        <table:table-row>
          <table:table-cell table:style-name="Table3.A2" office:value-type="string">
            <text:p text:style-name="P36">T</text:p>
          </table:table-cell>
          <table:table-cell table:style-name="Table3.A2" office:value-type="string">
            <text:p text:style-name="P38">T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>T</text:p>
          </table:table-cell>
          <table:table-cell table:style-name="Table3.E2" office:value-type="string">
            <text:p text:style-name="P36">H<text:span text:style-name="T12">eader</text:span>=O<text:span text:style-name="T12">dd</text:span> &amp; initCond.</text:p>
          </table:table-cell>
        </table:table-row>
        <table:table-row>
          <table:table-cell table:style-name="Table3.A2" office:value-type="string">
            <text:p text:style-name="P38">T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>T</text:p>
          </table:table-cell>
          <table:table-cell table:style-name="Table3.A2" office:value-type="string">
            <text:p text:style-name="P36"/>
          </table:table-cell>
          <table:table-cell table:style-name="Table3.E2" office:value-type="string">
            <text:p text:style-name="P36">H<text:span text:style-name="T12">eader</text:span>=E<text:span text:style-name="T12">ven</text:span></text:p>
          </table:table-cell>
        </table:table-row>
        <table:table-row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>T</text:p>
          </table:table-cell>
          <table:table-cell table:style-name="Table3.A2" office:value-type="string">
            <text:p text:style-name="P36">F</text:p>
          </table:table-cell>
          <table:table-cell table:style-name="Table3.A2" office:value-type="string">
            <text:p text:style-name="P36"/>
          </table:table-cell>
          <table:table-cell table:style-name="Table3.E2" office:value-type="string">
            <text:p text:style-name="P37">H<text:span text:style-name="T12">eader</text:span>=O<text:span text:style-name="T12">dd</text:span></text:p>
          </table:table-cell>
        </table:table-row>
        <table:table-row>
          <table:table-cell table:style-name="Table3.A2" office:value-type="string">
            <text:p text:style-name="P38">T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6"/>
          </table:table-cell>
          <table:table-cell table:style-name="Table3.E2" office:value-type="string">
            <text:p text:style-name="P37">H<text:span text:style-name="T12">eader</text:span>=<text:span text:style-name="T12">Even</text:span>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8">T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36"/>
          </table:table-cell>
          <table:table-cell table:style-name="Table3.E2" office:value-type="string">
            <text:p text:style-name="P37">H<text:span text:style-name="T12">eader</text:span>=<text:span text:style-name="T12">Odd</text:span></text:p>
          </table:table-cell>
        </table:table-row>
        <table:table-row>
          <table:table-cell table:style-name="Table3.A2" office:value-type="string">
            <text:p text:style-name="P38">F</text:p>
          </table:table-cell>
          <table:table-cell table:style-name="Table3.A2" office:value-type="string">
            <text:p text:style-name="P38">F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36"/>
          </table:table-cell>
          <table:table-cell table:style-name="Table3.E2" office:value-type="string">
            <text:p text:style-name="P39">Corrupt Metadata</text:p>
          </table:table-cell>
        </table:table-row>
      </table:table>
      <text:p text:style-name="P23"/>
      <text:p text:style-name="P23"><text:tab/></text:p>
      <text:p text:style-name="P23"/>
      <text:p text:style-name="P23"/>
      <text:p text:style-name="P23"><text:soft-page-break/></text:p>
      <text:p text:style-name="P23"/>
      <text:p text:style-name="P23"/>
      <text:p text:style-name="P34">Pseudo Code:</text:p>
      <text:p text:style-name="P34"/>
      <text:p text:style-name="P20"><text:tab/><text:span text:style-name="T11">if(evenCRCValid &amp;&amp; evenID&gt;oddID)</text:span></text:p>
      <text:p text:style-name="P20"><text:tab/><text:tab/><text:span text:style-name="T11">header=even</text:span></text:p>
      <text:p text:style-name="P20"><text:tab/><text:span text:style-name="T11">else if(oddCRCValid &amp;&amp; oddID&gt;evenID)</text:span></text:p>
      <text:p text:style-name="P20"><text:tab/><text:tab/><text:span text:style-name="T11">header=odd</text:span></text:p>
      <text:p text:style-name="P20"><text:tab/><text:span text:style-name="T11">else if(evenCRCValid &amp;&amp; oddCRCValid &amp;&amp; evenID==oddID) //Initial condition</text:span></text:p>
      <text:p text:style-name="P17"><text:tab/><text:tab/><text:span text:style-name="T11">header=odd //so that next write starts from even</text:span></text:p>
      <text:p text:style-name="P17"><text:tab/><text:span text:style-name="T13">else if(evenCRCValid)</text:span></text:p>
      <text:p text:style-name="P17"><text:tab/><text:tab/><text:span text:style-name="T13">header=even</text:span></text:p>
      <text:p text:style-name="P17"><text:tab/><text:span text:style-name="T13">else if(oddCRCValid)</text:span></text:p>
      <text:p text:style-name="P17"><text:tab/><text:tab/><text:span text:style-name="T13">header=odd</text:span></text:p>
      <text:p text:style-name="P17"><text:tab/><text:span text:style-name="T13">else</text:span></text:p>
      <text:p text:style-name="P17"><text:tab/><text:tab/><text:span text:style-name="T14">return (“Metadata corrupted”)</text:span></text:p>
      <text:p text:style-name="Standard"><text:tab/>end</text:p>
      <text:p text:style-name="P34"/>
      <text:p text:style-name="P29"/>
      <text:p text:style-name="P33">Shard Selection:</text:p>
      <text:p text:style-name="P30">The </text:p>
      <text:p text:style-name="P31">Delete Queue:</text:p>
      <text:p text:style-name="P18">Delete the meta file Qname.meta and all files matching the expression Qname-*.data</text:p>
      <text:p text:style-name="P18"/>
      <text:p text:style-name="P31">Push Element:</text:p>
      <text:p text:style-name="P18"/>
      <text:p text:style-name="P19">if exists_queue_process(Qname) </text:p>
      <text:p text:style-name="P19"><text:tab/>process = get_queue_process(Qname)</text:p>
      <text:p text:style-name="P19">else</text:p>
      <text:p text:style-name="P19"><text:tab/>process = Queue<text:span text:style-name="T9">Process</text:span>.create_queue(Qname)</text:p>
      <text:p text:style-name="P19"><text:tab/><text:span text:style-name="T10">process.start()</text:span></text:p>
      <text:p text:style-name="P19"><text:tab/>set_queue_process(Qname,process)</text:p>
      <text:p text:style-name="P19">end</text:p>
      <text:p text:style-name="P19"/>
      <text:p text:style-name="P21">process.push_element(element)</text:p>
      <text:p text:style-name="P21"><text:tab/></text:p>
      <text:p text:style-name="P22">#Function <text:span text:style-name="T16">Definitions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Process.start():</text:p>
      <text:p text:style-name="P22"><text:tab/></text:p>
      <text:p text:style-name="P22">Conditions:</text:p>
      <text:p text:style-name="P22"/>
      <text:p text:style-name="P16"/>
      <text:p text:style-name="P24"/>
      <text:p text:style-name="P24"><text:soft-page-break/># to select the correct shard</text:p>
      <text:p text:style-name="P24">shard_index = (int) ((header.PushCount) / header.records_per_shard)</text:p>
      <text:p text:style-name="P24"/>
      <text:p text:style-name="P25">shard = Qname+”-”+shard_index+”.data”</text:p>
      <text:p text:style-name="P25">dataFile = open_if_not_open(shard)</text:p>
      <text:p text:style-name="P25"/>
      <text:p text:style-name="P25">dataFile.append(record)</text:p>
      <text:p text:style-name="P25"><text:s/></text:p>
      <text:p text:style-name="P26">if(header.isEven)</text:p>
      <text:p text:style-name="P26"><text:tab/># update odd header on disk</text:p>
      <text:p text:style-name="P26"><text:tab/>OddHeader.id++</text:p>
      <text:p text:style-name="P26"><text:tab/>OddHeader.PushCount++</text:p>
      <text:p text:style-name="P26">else</text:p>
      <text:p text:style-name="P26"><text:tab/># update even header on disk</text:p>
      <text:p text:style-name="P26"><text:tab/>EvenHeader.id++</text:p>
      <text:p text:style-name="P26"><text:tab/>EvenHeader.PushCount++</text:p>
      <text:p text:style-name="P26">end</text:p>
      <text:p text:style-name="P26"/>
      <text:p text:style-name="P26"/>
      <text:p text:style-name="P25"/>
      <text:p text:style-name="P7"><text:tab/></text:p>
      <text:p text:style-name="P7"><text:tab/></text:p>
      <text:p text:style-name="P4"/>
      <text:p text:style-name="P4"><text:span text:style-name="Strong_20_Emphasis"><text:span text:style-name="T8">at-least-once</text:span></text:span><text:span text:style-name="T8"> delivery means that for each message handed to the mechanism potentially multiple attempts are made at delivering it, such that at least one succeeds; again, in more casual terms this means that messages may be duplicated but not lost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a </meta:initial-creator>
    <meta:creation-date>2016-05-13T20:53:18.941515757</meta:creation-date>
    <dc:date>2016-05-17T20:01:39.841364212</dc:date>
    <dc:creator>silva </dc:creator>
    <meta:editing-duration>PT7H13M17S</meta:editing-duration>
    <meta:editing-cycles>34</meta:editing-cycles>
    <meta:generator>LibreOffice/5.0.3.2$Linux_X86_64 LibreOffice_project/00m0$Build-2</meta:generator>
    <meta:document-statistic meta:table-count="3" meta:image-count="0" meta:object-count="0" meta:page-count="3" meta:paragraph-count="106" meta:word-count="392" meta:character-count="2579" meta:non-whitespace-character-count="2246"/>
  </office:meta>
</office:document-meta>
</file>